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list-style-name="L1"/>
    <style:style style:name="P4" style:family="paragraph" style:parent-style-name="Text_20_body">
      <style:text-properties fo:background-color="#00ff00"/>
    </style:style>
    <style:style style:name="P5" style:family="paragraph" style:parent-style-name="Heading_20_3">
      <style:paragraph-properties fo:margin-left="0.9846in" fo:margin-right="0in" fo:text-indent="-0.5in" style:auto-text-indent="false"/>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he DTUSat2 is a satellite project of the National Space Institute at DTU. The goal of the project is to implement a spaceborne radio-tracking system capable of locating birds on intercontinental migration routes.</text:p>
      <text:p text:style-name="Text_20_body">When the satellite has been launched and is orbiting earth, it is very expensive and time consuming to press a reset button in case of a hardware or software failure. Therefore, unforseen failures that makes the satellite unresponsive, must be handled. This is achieved by constantly rebooting the software after <text:span text:style-name="T1">a given interval</text:span>.</text:p>
      <text:p text:style-name="Text_20_body">The satellite will boot into a failsafe mode if <text:span text:style-name="T1">it was not reset cleanly</text:span>. In this mode it is possible to investigate what went wrong and to upload new software. </text:p>
      <text:h text:style-name="Heading_20_2" text:outline-level="2">Thesis Statement</text:h>
      <text:p text:style-name="Text_20_body">The purpose of this project is to implement a software solution that makes it possible for the DTUsat2 staff to do the following:</text:p>
      <text:list xml:id="list605831814" text:style-name="L1">
        <text:list-item>
          <text:p text:style-name="P3">Interact with the satellites failsafe mode from a desktop computer via a graphical user interface. GUI must be easy to get up and running.</text:p>
        </text:list-item>
        <text:list-item>
          <text:p text:style-name="P3">Interact with the satellite from a unix terminal.</text:p>
        </text:list-item>
        <text:list-item>
          <text:p text:style-name="P3">Provide flexible tools for specific tasks, such as uploading new software, running tests and performing diagnostics</text:p>
        </text:list-item>
        <text:list-item>
          <text:p text:style-name="P3">To see a graphical representation of the state of the satellite and its subsystems.</text:p>
        </text:list-item>
      </text:list>
      <text:h text:style-name="Heading_20_2" text:outline-level="2">Approach</text:h>
      <text:p text:style-name="Text_20_body">There are many people involved with the DTUSat2 project, working on different parts at the same time. The failsafe software was not implemented at the start of this project period, so no detailed documentation of communication interfaces, byteordeing etc. was available. Furthermore some feature requirements was added during the implementation process. </text:p>
      <text:p text:style-name="Text_20_body">These conditions makes it cumbersome to achieve a satisfying solution with a rigid classical analyse-implement-test approach. Instead the process has been of a more iterative and agile nature. An iteration was typical one week in length and started with a meeting with Hans Henrik Løvengren. We would evaluate last weeks work and based upon that agree what could be done in the comming week. </text:p>
      <text:p text:style-name="Text_20_body">In the beginning of the project period it was required to use a protocol layer to communicate with the failsafe software on the satellite. But this requirement was dropped due to unfinished implementation in the failsafe software. </text:p>
      <text:h text:style-name="Heading_20_2" text:outline-level="2">Typographic Conventions</text:h>
      <text:p text:style-name="P4">TODO</text:p>
      <text:h text:style-name="Heading_20_2" text:outline-level="2">Outline of Chapters</text:h>
      <text:h text:style-name="P5" text:outline-level="3">General analysis and design</text:h>
      <text:p text:style-name="P2">Analyses the overall requirements of the project and discusses various designs alternatives. Presents the chosen design that is composed of three key parts: <text:soft-page-break/>FSServer, FSClient, FSGui and unix scripts.</text:p>
      <text:h text:style-name="P5" text:outline-level="3">FSServer</text:h>
      <text:p text:style-name="P2"><text:span text:style-name="T2">Discusses key parts in the analysis and design process:<text:line-break/></text:span>client-server pattern, pull vs. push, internet sockets and tcp, unix scripts, unix stdout-stdin-stderr, unix daemons, pseudo-tty's, json data format, satellite io, serialport request/response as atomic operation, command request validation.</text:p>
      <text:p text:style-name="P2"><text:span text:style-name="T2">Explains key parts in the implementation:<text:line-break/></text:span>ruby, eventmachine server, blocking vs. non-blocking, safe script execution, parsing in ruby, commands, satellite io, broadcasting, token handling and timeout, logging, serialport request/response as atomic operation, command request validation</text:p>
      <text:h text:style-name="P5" text:outline-level="3">FSClient</text:h>
      <text:p text:style-name="P2"><text:span text:style-name="T2">Discusses key parts in the analysis and design process:<text:line-break/></text:span><text:span text:style-name="T3">Unix command line tools, options: auto_lock, interactive, data_only</text:span></text:p>
      <text:p text:style-name="P2"><text:span text:style-name="T2">Explains key parts in the implementation:<text:line-break/></text:span><text:span text:style-name="T3">Eventmachine client, Interactive mode.</text:span></text:p>
      <text:h text:style-name="P5" text:outline-level="3">FSGui</text:h>
      <text:p text:style-name="P2"><text:span text:style-name="T2">Discusses key parts in the analysis and design process:<text:line-break/></text:span>Alternative sollutions (HTML, XUL, swing), handle request-response, handle unlocked signal from server, connected and locked status (tcp and timeouts)</text:p>
      <text:p text:style-name="P2"><text:span text:style-name="T2">Explains key parts in the implementation:<text:line-break/>s</text:span><text:span text:style-name="T3">ingleton pattern, local scripts, socket callbacks, request callbacks, incoming data handlers, json parsing, generating unique ids, socket, socketReader in thread, server scripts, local scripts, command sequences, health panel</text:span></text:p>
      <text:h text:style-name="P5" text:outline-level="3">Upload script</text:h>
      <text:p text:style-name="P2">An example of how to create a unix script that uses FSClient to upload a file to the satellite</text:p>
      <text:h text:style-name="P5" text:outline-level="3">Tests and results</text:h>
      <text:p text:style-name="P2">Testplan, test coverage and overall results</text:p>
      <text:h text:style-name="P5" text:outline-level="3">Conclusion</text:h>
      <text:p text:style-name="P2">summary, discussion, results and outlook.</text:p>
      <text:h text:style-name="P5" text:outline-level="3">Appendix A</text:h>
      <text:p text:style-name="P2">Installation and execution instructions, Source cod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Nielsen</meta:initial-creator>
    <meta:creation-date>2010-06-21T11:17:19</meta:creation-date>
    <dc:date>2010-06-22T22:30:00</dc:date>
    <dc:creator>Kasper Nielsen</dc:creator>
    <meta:editing-duration>PT07H57M06S</meta:editing-duration>
    <meta:editing-cycles>46</meta:editing-cycles>
    <meta:generator>OpenOffice.org/3.2$Unix OpenOffice.org_project/320m12$Build-9483</meta:generator>
    <meta:document-statistic meta:table-count="0" meta:image-count="0" meta:object-count="0" meta:page-count="2" meta:paragraph-count="36" meta:word-count="609" meta:character-count="4068"/>
  </office:meta>
</office:document-meta>
</file>